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fill-color="#ffffff" fo:min-height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90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15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line-break="strict"/>
      <style:text-properties fo:font-size="36pt"/>
    </style:style>
    <style:style style:name="P2" style:family="paragraph">
      <style:paragraph-properties fo:margin-left="0cm" fo:margin-right="0cm" fo:line-height="93%" text:enable-numbering="false" fo:text-indent="0cm" style:line-break="strict" style:writing-mode="lr-tb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36pt" fo:language="en" fo:country="GB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2" draw:layer="layout" svg:width="25.201cm" svg:height="1.905cm" svg:x="1.27cm" svg:y="0.635cm" presentation:class="title" presentation:user-transformed="true">
          <draw:text-box>
            <text:p text:style-name="P1"><text:span text:style-name="T1">Best Stores / Products in September</text:span></text:p>
          </draw:text-box>
        </draw:frame>
        <draw:rect draw:name="spagobi_placeholder_beststores" draw:style-name="gr1" draw:text-style-name="P3" draw:layer="layout" svg:width="19.05cm" svg:height="6.985cm" svg:x="2.54cm" svg:y="3.175cm">
          <text:p text:style-name="P4"/>
        </draw:rect>
        <draw:rect draw:name="spagobi_placeholder_bestproducts" draw:style-name="gr1" draw:text-style-name="P3" draw:layer="layout" svg:width="19.05cm" svg:height="6.985cm" svg:x="6.985cm" svg:y="11.43cm">
          <text:p text:style-name="P4"/>
        </draw:rect>
        <presentation:notes draw:style-name="dp2">
          <draw:page-thumbnail draw:layer="layout" svg:width="14.847cm" svg:height="11.139cm" svg:x="3.074cm" svg:y="2.258cm" draw:page-number="1"/>
          <draw:frame presentation:style-name="pr2" draw:text-style-name="P4" draw:layer="layout" svg:width="16.797cm" svg:height="13.363cm" svg:x="2.098cm" svg:y="14.106cm" presentation:class="notes" presentation:placeholder="true">
            <draw:text-box/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page-thumbnail draw:style-name="gr3" draw:layer="layout" svg:width="14.843cm" svg:height="11.135cm" svg:x="3.073cm" svg:y="2.258cm" draw:page-number="1" presentation:class="page"/>
        </presentation:notes>
      </draw:page>
      <draw:page draw:name="page2" draw:style-name="dp1" draw:master-page-name="Standard" presentation:presentation-page-layout-name="AL1T19">
        <draw:frame presentation:style-name="pr3" draw:text-style-name="P2" draw:layer="layout" svg:width="25.201cm" svg:height="2.215cm" svg:x="1.469cm" svg:y="0.325cm" presentation:class="title" presentation:user-transformed="true">
          <draw:text-box>
            <text:p text:style-name="P1"><text:span text:style-name="T1">Assistant Managers in stores</text:span></text:p>
          </draw:text-box>
        </draw:frame>
        <draw:rect draw:name="spagobi_placeholder_employeeinstore" draw:style-name="gr1" draw:text-style-name="P3" draw:layer="layout" svg:width="16.51cm" svg:height="16.51cm" svg:x="6.35cm" svg:y="3.175cm">
          <text:p text:style-name="P4"/>
        </draw:rect>
        <presentation:notes draw:style-name="dp2">
          <draw:page-thumbnail draw:layer="layout" svg:width="14.847cm" svg:height="11.077cm" svg:x="3.074cm" svg:y="2.258cm" draw:page-number="2"/>
          <draw:frame presentation:style-name="pr2" draw:text-style-name="P5" draw:layer="layout" svg:width="16.797cm" svg:height="13.363cm" svg:x="2.098cm" svg:y="14.106cm" presentation:class="notes" presentation:placeholder="true">
            <draw:text-box/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frame draw:style-name="gr2" draw:layer="layout" svg:width="0.099cm" svg:height="1.204cm" svg:x="0cm" svg:y="0cm">
            <draw:text-box>
              <text:p text:style-name="P4"/>
            </draw:text-box>
          </draw:frame>
          <draw:page-thumbnail draw:style-name="gr3" draw:layer="layout" svg:width="14.843cm" svg:height="11.135cm" svg:x="3.073cm" svg:y="2.258cm" draw:page-number="2" presentation:class="page"/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family-complex="'Lucida Sans Unicode'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family-complex="'Lucida Sans Unicode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93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93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Standard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Standard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Standard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Standard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5%" text:enable-numbering="false" fo:text-indent="0cm" style:line-break="strict" style:writing-mode="lr-tb"/>
      <style:text-properties fo:font-size="14pt" style:font-size-asian="14pt" style:font-size-complex="14pt"/>
    </style:style>
    <style:style style:name="P4" style:family="paragraph">
      <style:paragraph-properties fo:margin-left="0cm" fo:margin-right="0cm" fo:line-height="95%" fo:text-align="center" text:enable-numbering="false" fo:text-indent="0cm" style:line-break="strict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95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ero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7cm" svg:height="3.502cm" svg:x="1.397cm" svg:y="0.837cm" presentation:class="title" presentation:placeholder="true">
        <draw:text-box/>
      </draw:frame>
      <draw:frame presentation:style-name="Standard-outline1" draw:layer="backgroundobjects" svg:width="25.197cm" svg:height="13.857cm" svg:x="1.397cm" svg:y="4.912cm" presentation:class="outline" presentation:placeholder="true">
        <draw:text-box/>
      </draw:frame>
      <draw:frame presentation:style-name="pr1" draw:text-style-name="P3" draw:layer="backgroundobjects" svg:width="6.517cm" svg:height="1.448cm" svg:x="1.397cm" svg:y="19.128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872cm" svg:height="1.448cm" svg:x="9.578cm" svg:y="19.128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6.518cm" svg:height="1.448cm" svg:x="20.077cm" svg:y="19.128cm" presentation:class="page-number">
        <draw:text-box>
          <text:p text:style-name="P5"><text:span text:style-name="T2"><text:page-number>&lt;numero&gt;</text:page-number></text:span></text:p>
        </draw:text-box>
      </draw:frame>
      <presentation:notes style:page-layout-name="PM0">
        <draw:rect draw:style-name="gr3" draw:text-style-name="P6" draw:layer="backgroundobjects" svg:width="21cm" svg:height="29.7cm" svg:x="0cm" svg:y="0cm">
          <text:p/>
        </draw:rect>
        <draw:page-thumbnail presentation:style-name="Standard-title" draw:layer="backgroundobjects" svg:width="14.843cm" svg:height="11.135cm" svg:x="3.073cm" svg:y="2.258cm" presentation:class="page"/>
        <draw:frame presentation:style-name="Standard-notes" draw:layer="backgroundobjects" svg:width="16.797cm" svg:height="13.362cm" svg:x="2.098cm" svg:y="14.106cm" presentation:class="notes" presentation:placeholder="true">
          <draw:text-box/>
        </draw:frame>
        <draw:frame presentation:style-name="pr4" draw:text-style-name="P3" draw:layer="backgroundobjects" svg:width="9.11cm" svg:height="1.483cm" svg:x="0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9.111cm" svg:height="1.483cm" svg:x="11.883cm" svg:y="0cm" presentation:class="date-time">
          <draw:text-box>
            <text:p text:style-name="P5"><text:span text:style-name="T2"><presentation:date-time/></text:span></text:p>
          </draw:text-box>
        </draw:frame>
        <draw:frame presentation:style-name="pr6" draw:text-style-name="P3" draw:layer="backgroundobjects" svg:width="9.11cm" svg:height="1.483cm" svg:x="0cm" svg:y="28.212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9.111cm" svg:height="1.483cm" svg:x="11.883cm" svg:y="28.212cm" presentation:class="page-number">
          <draw:text-box>
            <text:p text:style-name="P5"><text:span text:style-name="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Luca Fiscato</meta:initial-creator>
    <meta:creation-date>2006-06-05T10:26:21</meta:creation-date>
    <dc:creator>Luca Fiscato</dc:creator>
    <dc:date>2006-06-07T16:48:58</dc:date>
    <meta:print-date>2006-06-05T10:26:21</meta:print-date>
    <dc:language>it-IT</dc:language>
    <meta:editing-cycles>14</meta:editing-cycles>
    <meta:editing-duration>PT17M1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